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58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49.71mm"/>
    </style:style>
    <style:style style:name="co4" style:family="table-column">
      <style:table-column-properties fo:break-before="auto" style:column-width="53.64mm"/>
    </style:style>
    <style:style style:name="co5" style:family="table-column">
      <style:table-column-properties fo:break-before="auto" style:column-width="51.45mm"/>
    </style:style>
    <style:style style:name="co6" style:family="table-column">
      <style:table-column-properties fo:break-before="auto" style:column-width="24.66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23.81mm"/>
    </style:style>
    <style:style style:name="co9" style:family="table-column">
      <style:table-column-properties fo:break-before="auto" style:column-width="22.26mm"/>
    </style:style>
    <style:style style:name="co10" style:family="table-column">
      <style:table-column-properties fo:break-before="auto" style:column-width="27.0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ft_wheel_stats" table:style-name="ta1">
        <table:shapes>
          <draw:frame draw:z-index="0" draw:style-name="gr1" draw:text-style-name="P1" svg:width="320.59mm" svg:height="41.67mm" svg:x="413.49mm" svg:y="6.62mm">
            <draw:object draw:notify-on-update-of-ranges="left_wheel_stats.A2:left_wheel_stats.A83 left_wheel_stats.D1:left_wheel_stats.D1 left_wheel_stats.D2:left_wheel_stats.D83 left_wheel_stats.E1:left_wheel_stats.E1 left_wheel_stats.E2:left_wheel_stats.E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0.59mm" svg:height="40.04mm" svg:x="409.89mm" svg:y="47.56mm">
            <draw:object draw:notify-on-update-of-ranges="left_wheel_stats.A2:left_wheel_stats.A83 left_wheel_stats.F1:left_wheel_stats.F1 left_wheel_stats.F2:left_wheel_stats.F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20.59mm" svg:height="40.04mm" svg:x="409.91mm" svg:y="87.9mm">
            <draw:object draw:notify-on-update-of-ranges="left_wheel_stats.A2:left_wheel_stats.A83 left_wheel_stats.H1:left_wheel_stats.H1 left_wheel_stats.H2:left_wheel_stats.H8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20.59mm" svg:height="40.04mm" svg:x="411.1mm" svg:y="126.44mm">
            <draw:object draw:notify-on-update-of-ranges="left_wheel_stats.A2:left_wheel_stats.A83 left_wheel_stats.I1:left_wheel_stats.I1 left_wheel_stats.I2:left_wheel_stats.I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20.59mm" svg:height="40.04mm" svg:x="411.71mm" svg:y="166.78mm">
            <draw:object draw:notify-on-update-of-ranges="left_wheel_stats.A2:left_wheel_stats.A83 left_wheel_stats.J1:left_wheel_stats.J1 left_wheel_stats.J2:left_wheel_stats.J8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vel_target_lineal</text:p>
          </table:table-cell>
          <table:table-cell office:value-type="string" calcext:value-type="string">
            <text:p>vel_target_angular</text:p>
          </table:table-cell>
          <table:table-cell office:value-type="string" calcext:value-type="string">
            <text:p>angular_vel_target_right_wheel</text:p>
          </table:table-cell>
          <table:table-cell office:value-type="string" calcext:value-type="string">
            <text:p>angular_vel_encoder_right_wheel</text:p>
          </table:table-cell>
          <table:table-cell office:value-type="string" calcext:value-type="string">
            <text:p>angular_vel_control_right_wheel</text:p>
          </table:table-cell>
          <table:table-cell office:value-type="string" calcext:value-type="string">
            <text:p>right_motorcmd</text:p>
          </table:table-cell>
          <table:table-cell office:value-type="string" calcext:value-type="string">
            <text:p>Kp*error_curr</text:p>
          </table:table-cell>
          <table:table-cell office:value-type="string" calcext:value-type="string">
            <text:p>Ki*integral</text:p>
          </table:table-cell>
          <table:table-cell office:value-type="string" calcext:value-type="string">
            <text:p>Kd*derivative</text:p>
          </table:table-cell>
          <table:table-cell office:value-type="string" calcext:value-type="string">
            <text:p>control_signal</text:p>
          </table:table-cell>
          <table:table-cell office:value-type="string" calcext:value-type="string">
            <text:p>integral_component_(e*dt)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000269" calcext:value-type="float">
            <text:p>0,00026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699" calcext:value-type="float">
            <text:p>0,09969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22" calcext:value-type="float">
            <text:p>0,09992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29" calcext:value-type="float">
            <text:p>0,100029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12" calcext:value-type="float">
            <text:p>0,10001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92" calcext:value-type="float">
            <text:p>0,09989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46" calcext:value-type="float">
            <text:p>0,10004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64" calcext:value-type="float">
            <text:p>0,10006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25" calcext:value-type="float">
            <text:p>0,10002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92" calcext:value-type="float">
            <text:p>0,099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88" calcext:value-type="float">
            <text:p>0,099988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22" calcext:value-type="float">
            <text:p>0,10012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31" calcext:value-type="float">
            <text:p>0,1031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6781" calcext:value-type="float">
            <text:p>0,096781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33" calcext:value-type="float">
            <text:p>0,10013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64" calcext:value-type="float">
            <text:p>0,099964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77" calcext:value-type="float">
            <text:p>0,099977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88" calcext:value-type="float">
            <text:p>0,100088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17" calcext:value-type="float">
            <text:p>0,099817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29" calcext:value-type="float">
            <text:p>0,100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99" calcext:value-type="float">
            <text:p>0,09999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06" calcext:value-type="float">
            <text:p>0,100106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0" calcext:value-type="float">
            <text:p>0</text:p>
          </table:table-cell>
          <table:table-cell office:value-type="float" office:value="18.246739" calcext:value-type="float">
            <text:p>18,246739</text:p>
          </table:table-cell>
          <table:table-cell office:value-type="float" office:value="1" calcext:value-type="float">
            <text:p>1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0.060563" calcext:value-type="float">
            <text:p>0,060563</text:p>
          </table:table-cell>
          <table:table-cell office:value-type="float" office:value="6.064964" calcext:value-type="float">
            <text:p>6,064964</text:p>
          </table:table-cell>
          <table:table-cell office:value-type="float" office:value="12.186133" calcext:value-type="float">
            <text:p>12,186133</text:p>
          </table:table-cell>
          <table:table-cell office:value-type="float" office:value="0.605625" calcext:value-type="float">
            <text:p>0,605625</text:p>
          </table:table-cell>
          <table:table-cell office:value-type="float" office:value="0.099928" calcext:value-type="float">
            <text:p>0,099928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0" calcext:value-type="float">
            <text:p>0</text:p>
          </table:table-cell>
          <table:table-cell office:value-type="float" office:value="12.24235" calcext:value-type="float">
            <text:p>12,24235</text:p>
          </table:table-cell>
          <table:table-cell office:value-type="float" office:value="0.969189" calcext:value-type="float">
            <text:p>0,969189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0.121138" calcext:value-type="float">
            <text:p>0,121138</text:p>
          </table:table-cell>
          <table:table-cell office:value-type="float" office:value="0" calcext:value-type="float">
            <text:p>0</text:p>
          </table:table-cell>
          <table:table-cell office:value-type="float" office:value="6.181744" calcext:value-type="float">
            <text:p>6,181744</text:p>
          </table:table-cell>
          <table:table-cell office:value-type="float" office:value="0.605751" calcext:value-type="float">
            <text:p>0,605751</text:p>
          </table:table-cell>
          <table:table-cell office:value-type="float" office:value="0.099949" calcext:value-type="float">
            <text:p>0,099949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3.140996" calcext:value-type="float">
            <text:p>3,140996</text:p>
          </table:table-cell>
          <table:table-cell office:value-type="float" office:value="6.03875" calcext:value-type="float">
            <text:p>6,03875</text:p>
          </table:table-cell>
          <table:table-cell office:value-type="float" office:value="0.479197" calcext:value-type="float">
            <text:p>0,479197</text:p>
          </table:table-cell>
          <table:table-cell office:value-type="float" office:value="2.91961" calcext:value-type="float">
            <text:p>2,91961</text:p>
          </table:table-cell>
          <table:table-cell office:value-type="float" office:value="0.150794" calcext:value-type="float">
            <text:p>0,150794</text:p>
          </table:table-cell>
          <table:table-cell office:value-type="float" office:value="-3.09226" calcext:value-type="float">
            <text:p>-3,09226</text:p>
          </table:table-cell>
          <table:table-cell office:value-type="float" office:value="-0.021856" calcext:value-type="float">
            <text:p>-0,021856</text:p>
          </table:table-cell>
          <table:table-cell office:value-type="float" office:value="0.296563" calcext:value-type="float">
            <text:p>0,296563</text:p>
          </table:table-cell>
          <table:table-cell office:value-type="float" office:value="0.101576" calcext:value-type="float">
            <text:p>0,10157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6.273589" calcext:value-type="float">
            <text:p>6,273589</text:p>
          </table:table-cell>
          <table:table-cell office:value-type="float" office:value="2.93144" calcext:value-type="float">
            <text:p>2,93144</text:p>
          </table:table-cell>
          <table:table-cell office:value-type="float" office:value="0.25" calcext:value-type="float">
            <text:p>0,25</text:p>
          </table:table-cell>
          <table:table-cell office:value-type="float" office:value="-0.212983" calcext:value-type="float">
            <text:p>-0,212983</text:p>
          </table:table-cell>
          <table:table-cell office:value-type="float" office:value="0.148617" calcext:value-type="float">
            <text:p>0,148617</text:p>
          </table:table-cell>
          <table:table-cell office:value-type="float" office:value="-3.0648" calcext:value-type="float">
            <text:p>-3,0648</text:p>
          </table:table-cell>
          <table:table-cell office:value-type="float" office:value="-3.129166" calcext:value-type="float">
            <text:p>-3,129166</text:p>
          </table:table-cell>
          <table:table-cell office:value-type="float" office:value="-0.021769" calcext:value-type="float">
            <text:p>-0,021769</text:p>
          </table:table-cell>
          <table:table-cell office:value-type="float" office:value="0.102212" calcext:value-type="float">
            <text:p>0,102212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9.423641" calcext:value-type="float">
            <text:p>9,423641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0.480923" calcext:value-type="float">
            <text:p>0,480923</text:p>
          </table:table-cell>
          <table:table-cell office:value-type="float" office:value="-3.363035" calcext:value-type="float">
            <text:p>-3,363035</text:p>
          </table:table-cell>
          <table:table-cell office:value-type="float" office:value="0.114709" calcext:value-type="float">
            <text:p>0,114709</text:p>
          </table:table-cell>
          <table:table-cell office:value-type="float" office:value="-3.124275" calcext:value-type="float">
            <text:p>-3,124275</text:p>
          </table:table-cell>
          <table:table-cell office:value-type="float" office:value="-6.372601" calcext:value-type="float">
            <text:p>-6,372601</text:p>
          </table:table-cell>
          <table:table-cell office:value-type="float" office:value="-0.339078" calcext:value-type="float">
            <text:p>-0,339078</text:p>
          </table:table-cell>
          <table:table-cell office:value-type="float" office:value="0.100825" calcext:value-type="float">
            <text:p>0,100825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60606" calcext:value-type="float">
            <text:p>6,060606</text:p>
          </table:table-cell>
          <table:table-cell office:value-type="float" office:value="6.285259" calcext:value-type="float">
            <text:p>6,285259</text:p>
          </table:table-cell>
          <table:table-cell office:value-type="float" office:value="9.04432" calcext:value-type="float">
            <text:p>9,04432</text:p>
          </table:table-cell>
          <table:table-cell office:value-type="float" office:value="0.716592" calcext:value-type="float">
            <text:p>0,716592</text:p>
          </table:table-cell>
          <table:table-cell office:value-type="float" office:value="-0.224653" calcext:value-type="float">
            <text:p>-0,224653</text:p>
          </table:table-cell>
          <table:table-cell office:value-type="float" office:value="0.112432" calcext:value-type="float">
            <text:p>0,112432</text:p>
          </table:table-cell>
          <table:table-cell office:value-type="float" office:value="3.095935" calcext:value-type="float">
            <text:p>3,095935</text:p>
          </table:table-cell>
          <table:table-cell office:value-type="float" office:value="2.983714" calcext:value-type="float">
            <text:p>2,983714</text:p>
          </table:table-cell>
          <table:table-cell office:value-type="float" office:value="-0.022773" calcext:value-type="float">
            <text:p>-0,022773</text:p>
          </table:table-cell>
          <table:table-cell office:value-type="float" office:value="0.101371" calcext:value-type="float">
            <text:p>0,101371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21575" calcext:value-type="float">
            <text:p>9,421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21575" calcext:value-type="float">
            <text:p>-9,421575</text:p>
          </table:table-cell>
          <table:table-cell office:value-type="float" office:value="0.023772" calcext:value-type="float">
            <text:p>0,023772</text:p>
          </table:table-cell>
          <table:table-cell office:value-type="float" office:value="-9.773265" calcext:value-type="float">
            <text:p>-9,773265</text:p>
          </table:table-cell>
          <table:table-cell office:value-type="float" office:value="-19.171067" calcext:value-type="float">
            <text:p>-19,171067</text:p>
          </table:table-cell>
          <table:table-cell office:value-type="float" office:value="-0.886597" calcext:value-type="float">
            <text:p>-0,886597</text:p>
          </table:table-cell>
          <table:table-cell office:value-type="float" office:value="0.094103" calcext:value-type="float">
            <text:p>0,094103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40592" calcext:value-type="float">
            <text:p>3,140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40592" calcext:value-type="float">
            <text:p>-3,140592</text:p>
          </table:table-cell>
          <table:table-cell office:value-type="float" office:value="-0.007646" calcext:value-type="float">
            <text:p>-0,007646</text:p>
          </table:table-cell>
          <table:table-cell office:value-type="float" office:value="6.278473" calcext:value-type="float">
            <text:p>6,278473</text:p>
          </table:table-cell>
          <table:table-cell office:value-type="float" office:value="3.130235" calcext:value-type="float">
            <text:p>3,130235</text:p>
          </table:table-cell>
          <table:table-cell office:value-type="float" office:value="-0.314185" calcext:value-type="float">
            <text:p>-0,314185</text:p>
          </table:table-cell>
          <table:table-cell office:value-type="float" office:value="0.10004" calcext:value-type="float">
            <text:p>0,10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43919" calcext:value-type="float">
            <text:p>3,143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43919" calcext:value-type="float">
            <text:p>-3,143919</text:p>
          </table:table-cell>
          <table:table-cell office:value-type="float" office:value="-0.039086" calcext:value-type="float">
            <text:p>-0,039086</text:p>
          </table:table-cell>
          <table:table-cell office:value-type="float" office:value="-0.003327" calcext:value-type="float">
            <text:p>-0,003327</text:p>
          </table:table-cell>
          <table:table-cell office:value-type="float" office:value="-3.186332" calcext:value-type="float">
            <text:p>-3,186332</text:p>
          </table:table-cell>
          <table:table-cell office:value-type="float" office:value="-0.314395" calcext:value-type="float">
            <text:p>-0,314395</text:p>
          </table:table-cell>
          <table:table-cell office:value-type="float" office:value="0.100001" calcext:value-type="float">
            <text:p>0,100001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42375" calcext:value-type="float">
            <text:p>3,142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42375" calcext:value-type="float">
            <text:p>-3,142375</text:p>
          </table:table-cell>
          <table:table-cell office:value-type="float" office:value="-0.070501" calcext:value-type="float">
            <text:p>-0,070501</text:p>
          </table:table-cell>
          <table:table-cell office:value-type="float" office:value="0.001545" calcext:value-type="float">
            <text:p>0,001545</text:p>
          </table:table-cell>
          <table:table-cell office:value-type="float" office:value="-3.21133" calcext:value-type="float">
            <text:p>-3,21133</text:p>
          </table:table-cell>
          <table:table-cell office:value-type="float" office:value="-0.314147" calcext:value-type="float">
            <text:p>-0,314147</text:p>
          </table:table-cell>
          <table:table-cell office:value-type="float" office:value="0.099971" calcext:value-type="float">
            <text:p>0,099971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31063" calcext:value-type="float">
            <text:p>-0,131063</text:p>
          </table:table-cell>
          <table:table-cell office:value-type="float" office:value="3.142535" calcext:value-type="float">
            <text:p>3,142535</text:p>
          </table:table-cell>
          <table:table-cell office:value-type="float" office:value="3.011472" calcext:value-type="float">
            <text:p>3,011472</text:p>
          </table:table-cell>
          <table:table-cell office:value-type="float" office:value="0" calcext:value-type="float">
            <text:p>0</text:p>
          </table:table-cell>
          <table:table-cell office:value-type="float" office:value="0.099995" calcext:value-type="float">
            <text:p>0,099995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91638" calcext:value-type="float">
            <text:p>-0,191638</text:p>
          </table:table-cell>
          <table:table-cell office:value-type="float" office:value="0" calcext:value-type="float">
            <text:p>0</text:p>
          </table:table-cell>
          <table:table-cell office:value-type="float" office:value="-0.191638" calcext:value-type="float">
            <text:p>-0,191638</text:p>
          </table:table-cell>
          <table:table-cell office:value-type="float" office:value="0" calcext:value-type="float">
            <text:p>0</text:p>
          </table:table-cell>
          <table:table-cell office:value-type="float" office:value="0.10002" calcext:value-type="float">
            <text:p>0,10002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21294" calcext:value-type="float">
            <text:p>-0,221294</text:p>
          </table:table-cell>
          <table:table-cell office:value-type="float" office:value="0" calcext:value-type="float">
            <text:p>0</text:p>
          </table:table-cell>
          <table:table-cell office:value-type="float" office:value="-0.221294" calcext:value-type="float">
            <text:p>-0,221294</text:p>
          </table:table-cell>
          <table:table-cell office:value-type="float" office:value="0" calcext:value-type="float">
            <text:p>0</text:p>
          </table:table-cell>
          <table:table-cell office:value-type="float" office:value="0.099898" calcext:value-type="float">
            <text:p>0,099898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19118" calcext:value-type="float">
            <text:p>-0,219118</text:p>
          </table:table-cell>
          <table:table-cell office:value-type="float" office:value="0" calcext:value-type="float">
            <text:p>0</text:p>
          </table:table-cell>
          <table:table-cell office:value-type="float" office:value="-0.219118" calcext:value-type="float">
            <text:p>-0,219118</text:p>
          </table:table-cell>
          <table:table-cell office:value-type="float" office:value="0" calcext:value-type="float">
            <text:p>0</text:p>
          </table:table-cell>
          <table:table-cell office:value-type="float" office:value="0.100084" calcext:value-type="float">
            <text:p>0,100084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8521" calcext:value-type="float">
            <text:p>-0,18521</text:p>
          </table:table-cell>
          <table:table-cell office:value-type="float" office:value="0" calcext:value-type="float">
            <text:p>0</text:p>
          </table:table-cell>
          <table:table-cell office:value-type="float" office:value="-0.18521" calcext:value-type="float">
            <text:p>-0,18521</text:p>
          </table:table-cell>
          <table:table-cell office:value-type="float" office:value="0" calcext:value-type="float">
            <text:p>0</text:p>
          </table:table-cell>
          <table:table-cell office:value-type="float" office:value="0.099969" calcext:value-type="float">
            <text:p>0,099969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82932" calcext:value-type="float">
            <text:p>-0,182932</text:p>
          </table:table-cell>
          <table:table-cell office:value-type="float" office:value="0" calcext:value-type="float">
            <text:p>0</text:p>
          </table:table-cell>
          <table:table-cell office:value-type="float" office:value="-0.182932" calcext:value-type="float">
            <text:p>-0,182932</text:p>
          </table:table-cell>
          <table:table-cell office:value-type="float" office:value="0" calcext:value-type="float">
            <text:p>0</text:p>
          </table:table-cell>
          <table:table-cell office:value-type="float" office:value="0.100018" calcext:value-type="float">
            <text:p>0,100018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" calcext:value-type="float">
            <text:p>0</text:p>
          </table:table-cell>
          <table:table-cell office:value-type="float" office:value="9.02622" calcext:value-type="float">
            <text:p>9,02622</text:p>
          </table:table-cell>
          <table:table-cell office:value-type="float" office:value="0.715163" calcext:value-type="float">
            <text:p>0,715163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-0.063962" calcext:value-type="float">
            <text:p>-0,063962</text:p>
          </table:table-cell>
          <table:table-cell office:value-type="float" office:value="3.029576" calcext:value-type="float">
            <text:p>3,029576</text:p>
          </table:table-cell>
          <table:table-cell office:value-type="float" office:value="5.995917" calcext:value-type="float">
            <text:p>5,995917</text:p>
          </table:table-cell>
          <table:table-cell office:value-type="float" office:value="0.303103" calcext:value-type="float">
            <text:p>0,303103</text:p>
          </table:table-cell>
          <table:table-cell office:value-type="float" office:value="0.100024" calcext:value-type="float">
            <text:p>0,100024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" calcext:value-type="float">
            <text:p>0</text:p>
          </table:table-cell>
          <table:table-cell office:value-type="float" office:value="6.058313" calcext:value-type="float">
            <text:p>6,058313</text:p>
          </table:table-cell>
          <table:table-cell office:value-type="float" office:value="0.480742" calcext:value-type="float">
            <text:p>0,480742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-0.002294" calcext:value-type="float">
            <text:p>-0,002294</text:p>
          </table:table-cell>
          <table:table-cell office:value-type="float" office:value="0" calcext:value-type="float">
            <text:p>0</text:p>
          </table:table-cell>
          <table:table-cell office:value-type="float" office:value="3.028009" calcext:value-type="float">
            <text:p>3,028009</text:p>
          </table:table-cell>
          <table:table-cell office:value-type="float" office:value="0.302503" calcext:value-type="float">
            <text:p>0,302503</text:p>
          </table:table-cell>
          <table:table-cell office:value-type="float" office:value="0.099826" calcext:value-type="float">
            <text:p>0,099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" calcext:value-type="float">
            <text:p>0</text:p>
          </table:table-cell>
          <table:table-cell office:value-type="float" office:value="6.120035" calcext:value-type="float">
            <text:p>6,120035</text:p>
          </table:table-cell>
          <table:table-cell office:value-type="float" office:value="0.485617" calcext:value-type="float">
            <text:p>0,485617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059429" calcext:value-type="float">
            <text:p>0,059429</text:p>
          </table:table-cell>
          <table:table-cell office:value-type="float" office:value="0" calcext:value-type="float">
            <text:p>0</text:p>
          </table:table-cell>
          <table:table-cell office:value-type="float" office:value="3.089732" calcext:value-type="float">
            <text:p>3,089732</text:p>
          </table:table-cell>
          <table:table-cell office:value-type="float" office:value="0.302827" calcext:value-type="float">
            <text:p>0,302827</text:p>
          </table:table-cell>
          <table:table-cell office:value-type="float" office:value="0.099933" calcext:value-type="float">
            <text:p>0,099933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30021" calcext:value-type="float">
            <text:p>6,30021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69907" calcext:value-type="float">
            <text:p>-3,269907</text:p>
          </table:table-cell>
          <table:table-cell office:value-type="float" office:value="0.057622" calcext:value-type="float">
            <text:p>0,057622</text:p>
          </table:table-cell>
          <table:table-cell office:value-type="float" office:value="-6.201115" calcext:value-type="float">
            <text:p>-6,201115</text:p>
          </table:table-cell>
          <table:table-cell office:value-type="float" office:value="-9.4134" calcext:value-type="float">
            <text:p>-9,4134</text:p>
          </table:table-cell>
          <table:table-cell office:value-type="float" office:value="-0.332216" calcext:value-type="float">
            <text:p>-0,332216</text:p>
          </table:table-cell>
          <table:table-cell office:value-type="float" office:value="0.101598" calcext:value-type="float">
            <text:p>0,101598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72573" calcext:value-type="float">
            <text:p>6,272573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4227" calcext:value-type="float">
            <text:p>-3,24227</text:p>
          </table:table-cell>
          <table:table-cell office:value-type="float" office:value="0.025094" calcext:value-type="float">
            <text:p>0,025094</text:p>
          </table:table-cell>
          <table:table-cell office:value-type="float" office:value="0.027548" calcext:value-type="float">
            <text:p>0,027548</text:p>
          </table:table-cell>
          <table:table-cell office:value-type="float" office:value="-3.189629" calcext:value-type="float">
            <text:p>-3,189629</text:p>
          </table:table-cell>
          <table:table-cell office:value-type="float" office:value="-0.325274" calcext:value-type="float">
            <text:p>-0,325274</text:p>
          </table:table-cell>
          <table:table-cell office:value-type="float" office:value="0.100323" calcext:value-type="float">
            <text:p>0,100323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14399" calcext:value-type="float">
            <text:p>6,214399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184096" calcext:value-type="float">
            <text:p>-3,184096</text:p>
          </table:table-cell>
          <table:table-cell office:value-type="float" office:value="-0.007816" calcext:value-type="float">
            <text:p>-0,007816</text:p>
          </table:table-cell>
          <table:table-cell office:value-type="float" office:value="0.056283" calcext:value-type="float">
            <text:p>0,056283</text:p>
          </table:table-cell>
          <table:table-cell office:value-type="float" office:value="-3.13563" calcext:value-type="float">
            <text:p>-3,13563</text:p>
          </table:table-cell>
          <table:table-cell office:value-type="float" office:value="-0.329108" calcext:value-type="float">
            <text:p>-0,329108</text:p>
          </table:table-cell>
          <table:table-cell office:value-type="float" office:value="0.10336" calcext:value-type="float">
            <text:p>0,10336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363357" calcext:value-type="float">
            <text:p>6,363357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333054" calcext:value-type="float">
            <text:p>-3,333054</text:p>
          </table:table-cell>
          <table:table-cell office:value-type="float" office:value="-0.041119" calcext:value-type="float">
            <text:p>-0,041119</text:p>
          </table:table-cell>
          <table:table-cell office:value-type="float" office:value="-0.149084" calcext:value-type="float">
            <text:p>-0,149084</text:p>
          </table:table-cell>
          <table:table-cell office:value-type="float" office:value="-3.523257" calcext:value-type="float">
            <text:p>-3,523257</text:p>
          </table:table-cell>
          <table:table-cell office:value-type="float" office:value="-0.333022" calcext:value-type="float">
            <text:p>-0,333022</text:p>
          </table:table-cell>
          <table:table-cell office:value-type="float" office:value="0.099915" calcext:value-type="float">
            <text:p>0,09991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1566" calcext:value-type="float">
            <text:p>3,141566</text:p>
          </table:table-cell>
          <table:table-cell office:value-type="float" office:value="6.044821" calcext:value-type="float">
            <text:p>6,044821</text:p>
          </table:table-cell>
          <table:table-cell office:value-type="float" office:value="0.479676" calcext:value-type="float">
            <text:p>0,479676</text:p>
          </table:table-cell>
          <table:table-cell office:value-type="float" office:value="-0.111263" calcext:value-type="float">
            <text:p>-0,111263</text:p>
          </table:table-cell>
          <table:table-cell office:value-type="float" office:value="-0.04225" calcext:value-type="float">
            <text:p>-0,04225</text:p>
          </table:table-cell>
          <table:table-cell office:value-type="float" office:value="3.168031" calcext:value-type="float">
            <text:p>3,168031</text:p>
          </table:table-cell>
          <table:table-cell office:value-type="float" office:value="3.014518" calcext:value-type="float">
            <text:p>3,014518</text:p>
          </table:table-cell>
          <table:table-cell office:value-type="float" office:value="-0.011315" calcext:value-type="float">
            <text:p>-0,011315</text:p>
          </table:table-cell>
          <table:table-cell office:value-type="float" office:value="0.101697" calcext:value-type="float">
            <text:p>0,101697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3469" calcext:value-type="float">
            <text:p>3,13469</text:p>
          </table:table-cell>
          <table:table-cell office:value-type="float" office:value="2.889445" calcext:value-type="float">
            <text:p>2,889445</text:p>
          </table:table-cell>
          <table:table-cell office:value-type="float" office:value="0.25" calcext:value-type="float">
            <text:p>0,25</text:p>
          </table:table-cell>
          <table:table-cell office:value-type="float" office:value="-0.104387" calcext:value-type="float">
            <text:p>-0,104387</text:p>
          </table:table-cell>
          <table:table-cell office:value-type="float" office:value="-0.043301" calcext:value-type="float">
            <text:p>-0,043301</text:p>
          </table:table-cell>
          <table:table-cell office:value-type="float" office:value="0.00683" calcext:value-type="float">
            <text:p>0,00683</text:p>
          </table:table-cell>
          <table:table-cell office:value-type="float" office:value="-0.140858" calcext:value-type="float">
            <text:p>-0,140858</text:p>
          </table:table-cell>
          <table:table-cell office:value-type="float" office:value="-0.010508" calcext:value-type="float">
            <text:p>-0,010508</text:p>
          </table:table-cell>
          <table:table-cell office:value-type="float" office:value="0.100666" calcext:value-type="float">
            <text:p>0,100666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94582" calcext:value-type="float">
            <text:p>6,294582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64279" calcext:value-type="float">
            <text:p>-3,264279</text:p>
          </table:table-cell>
          <table:table-cell office:value-type="float" office:value="-0.076948" calcext:value-type="float">
            <text:p>-0,076948</text:p>
          </table:table-cell>
          <table:table-cell office:value-type="float" office:value="-3.065566" calcext:value-type="float">
            <text:p>-3,065566</text:p>
          </table:table-cell>
          <table:table-cell office:value-type="float" office:value="-6.406793" calcext:value-type="float">
            <text:p>-6,406793</text:p>
          </table:table-cell>
          <table:table-cell office:value-type="float" office:value="-0.336472" calcext:value-type="float">
            <text:p>-0,336472</text:p>
          </table:table-cell>
          <table:table-cell office:value-type="float" office:value="0.103077" calcext:value-type="float">
            <text:p>0,103077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99562" calcext:value-type="float">
            <text:p>6,299562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69259" calcext:value-type="float">
            <text:p>-3,269259</text:p>
          </table:table-cell>
          <table:table-cell office:value-type="float" office:value="-0.136447" calcext:value-type="float">
            <text:p>-0,136447</text:p>
          </table:table-cell>
          <table:table-cell office:value-type="float" office:value="-0.005579" calcext:value-type="float">
            <text:p>-0,005579</text:p>
          </table:table-cell>
          <table:table-cell office:value-type="float" office:value="-3.411285" calcext:value-type="float">
            <text:p>-3,411285</text:p>
          </table:table-cell>
          <table:table-cell office:value-type="float" office:value="-0.291883" calcext:value-type="float">
            <text:p>-0,291883</text:p>
          </table:table-cell>
          <table:table-cell office:value-type="float" office:value="0.089281" calcext:value-type="float">
            <text:p>0,089281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44392" calcext:value-type="float">
            <text:p>3,144392</text:p>
          </table:table-cell>
          <table:table-cell office:value-type="float" office:value="5.896994" calcext:value-type="float">
            <text:p>5,896994</text:p>
          </table:table-cell>
          <table:table-cell office:value-type="float" office:value="0.468" calcext:value-type="float">
            <text:p>0,468</text:p>
          </table:table-cell>
          <table:table-cell office:value-type="float" office:value="-0.114089" calcext:value-type="float">
            <text:p>-0,114089</text:p>
          </table:table-cell>
          <table:table-cell office:value-type="float" office:value="-0.16784" calcext:value-type="float">
            <text:p>-0,16784</text:p>
          </table:table-cell>
          <table:table-cell office:value-type="float" office:value="3.14862" calcext:value-type="float">
            <text:p>3,14862</text:p>
          </table:table-cell>
          <table:table-cell office:value-type="float" office:value="2.866691" calcext:value-type="float">
            <text:p>2,866691</text:p>
          </table:table-cell>
          <table:table-cell office:value-type="float" office:value="-0.011433" calcext:value-type="float">
            <text:p>-0,011433</text:p>
          </table:table-cell>
          <table:table-cell office:value-type="float" office:value="0.100208" calcext:value-type="float">
            <text:p>0,1002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90871" calcext:value-type="float">
            <text:p>6,290871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60568" calcext:value-type="float">
            <text:p>-3,260568</text:p>
          </table:table-cell>
          <table:table-cell office:value-type="float" office:value="-0.230718" calcext:value-type="float">
            <text:p>-0,230718</text:p>
          </table:table-cell>
          <table:table-cell office:value-type="float" office:value="-3.147517" calcext:value-type="float">
            <text:p>-3,147517</text:p>
          </table:table-cell>
          <table:table-cell office:value-type="float" office:value="-6.638803" calcext:value-type="float">
            <text:p>-6,638803</text:p>
          </table:table-cell>
          <table:table-cell office:value-type="float" office:value="-0.325949" calcext:value-type="float">
            <text:p>-0,325949</text:p>
          </table:table-cell>
          <table:table-cell office:value-type="float" office:value="0.099967" calcext:value-type="float">
            <text:p>0,099967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68575" calcext:value-type="float">
            <text:p>6,268575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38272" calcext:value-type="float">
            <text:p>-3,238272</text:p>
          </table:table-cell>
          <table:table-cell office:value-type="float" office:value="-0.230505" calcext:value-type="float">
            <text:p>-0,230505</text:p>
          </table:table-cell>
          <table:table-cell office:value-type="float" office:value="0.021873" calcext:value-type="float">
            <text:p>0,021873</text:p>
          </table:table-cell>
          <table:table-cell office:value-type="float" office:value="-3.446904" calcext:value-type="float">
            <text:p>-3,446904</text:p>
          </table:table-cell>
          <table:table-cell office:value-type="float" office:value="-0.330087" calcext:value-type="float">
            <text:p>-0,330087</text:p>
          </table:table-cell>
          <table:table-cell office:value-type="float" office:value="0.101933" calcext:value-type="float">
            <text:p>0,101933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38139" calcext:value-type="float">
            <text:p>3,138139</text:p>
          </table:table-cell>
          <table:table-cell office:value-type="float" office:value="5.774402" calcext:value-type="float">
            <text:p>5,774402</text:p>
          </table:table-cell>
          <table:table-cell office:value-type="float" office:value="0.458317" calcext:value-type="float">
            <text:p>0,458317</text:p>
          </table:table-cell>
          <table:table-cell office:value-type="float" office:value="-0.107836" calcext:value-type="float">
            <text:p>-0,107836</text:p>
          </table:table-cell>
          <table:table-cell office:value-type="float" office:value="-0.199084" calcext:value-type="float">
            <text:p>-0,199084</text:p>
          </table:table-cell>
          <table:table-cell office:value-type="float" office:value="3.051019" calcext:value-type="float">
            <text:p>3,051019</text:p>
          </table:table-cell>
          <table:table-cell office:value-type="float" office:value="2.744099" calcext:value-type="float">
            <text:p>2,744099</text:p>
          </table:table-cell>
          <table:table-cell office:value-type="float" office:value="-0.011064" calcext:value-type="float">
            <text:p>-0,011064</text:p>
          </table:table-cell>
          <table:table-cell office:value-type="float" office:value="0.102603" calcext:value-type="float">
            <text:p>0,102603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49073" calcext:value-type="float">
            <text:p>6,249073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1877" calcext:value-type="float">
            <text:p>-3,21877</text:p>
          </table:table-cell>
          <table:table-cell office:value-type="float" office:value="-0.198347" calcext:value-type="float">
            <text:p>-0,198347</text:p>
          </table:table-cell>
          <table:table-cell office:value-type="float" office:value="-3.112332" calcext:value-type="float">
            <text:p>-3,112332</text:p>
          </table:table-cell>
          <table:table-cell office:value-type="float" office:value="-6.529448" calcext:value-type="float">
            <text:p>-6,529448</text:p>
          </table:table-cell>
          <table:table-cell office:value-type="float" office:value="-0.321732" calcext:value-type="float">
            <text:p>-0,321732</text:p>
          </table:table-cell>
          <table:table-cell office:value-type="float" office:value="0.099955" calcext:value-type="float">
            <text:p>0,099955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3.136414" calcext:value-type="float">
            <text:p>3,136414</text:p>
          </table:table-cell>
          <table:table-cell office:value-type="float" office:value="5.926048" calcext:value-type="float">
            <text:p>5,926048</text:p>
          </table:table-cell>
          <table:table-cell office:value-type="float" office:value="0.470295" calcext:value-type="float">
            <text:p>0,470295</text:p>
          </table:table-cell>
          <table:table-cell office:value-type="float" office:value="-0.106111" calcext:value-type="float">
            <text:p>-0,106111</text:p>
          </table:table-cell>
          <table:table-cell office:value-type="float" office:value="-0.166087" calcext:value-type="float">
            <text:p>-0,166087</text:p>
          </table:table-cell>
          <table:table-cell office:value-type="float" office:value="3.167942" calcext:value-type="float">
            <text:p>3,167942</text:p>
          </table:table-cell>
          <table:table-cell office:value-type="float" office:value="2.895745" calcext:value-type="float">
            <text:p>2,895745</text:p>
          </table:table-cell>
          <table:table-cell office:value-type="float" office:value="-0.010426" calcext:value-type="float">
            <text:p>-0,010426</text:p>
          </table:table-cell>
          <table:table-cell office:value-type="float" office:value="0.098255" calcext:value-type="float">
            <text:p>0,09825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87779" calcext:value-type="float">
            <text:p>6,287779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57476" calcext:value-type="float">
            <text:p>-3,257476</text:p>
          </table:table-cell>
          <table:table-cell office:value-type="float" office:value="-0.196802" calcext:value-type="float">
            <text:p>-0,196802</text:p>
          </table:table-cell>
          <table:table-cell office:value-type="float" office:value="-3.223409" calcext:value-type="float">
            <text:p>-3,223409</text:p>
          </table:table-cell>
          <table:table-cell office:value-type="float" office:value="-6.677687" calcext:value-type="float">
            <text:p>-6,677687</text:p>
          </table:table-cell>
          <table:table-cell office:value-type="float" office:value="-0.318467" calcext:value-type="float">
            <text:p>-0,318467</text:p>
          </table:table-cell>
          <table:table-cell office:value-type="float" office:value="0.097765" calcext:value-type="float">
            <text:p>0,09776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31717" calcext:value-type="float">
            <text:p>6,31717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86867" calcext:value-type="float">
            <text:p>-3,286867</text:p>
          </table:table-cell>
          <table:table-cell office:value-type="float" office:value="-0.228496" calcext:value-type="float">
            <text:p>-0,228496</text:p>
          </table:table-cell>
          <table:table-cell office:value-type="float" office:value="-0.029502" calcext:value-type="float">
            <text:p>-0,029502</text:p>
          </table:table-cell>
          <table:table-cell office:value-type="float" office:value="-3.544865" calcext:value-type="float">
            <text:p>-3,544865</text:p>
          </table:table-cell>
          <table:table-cell office:value-type="float" office:value="-0.327444" calcext:value-type="float">
            <text:p>-0,327444</text:p>
          </table:table-cell>
          <table:table-cell office:value-type="float" office:value="0.099622" calcext:value-type="float">
            <text:p>0,099622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6.277534" calcext:value-type="float">
            <text:p>6,277534</text:p>
          </table:table-cell>
          <table:table-cell office:value-type="float" office:value="3.030303" calcext:value-type="float">
            <text:p>3,030303</text:p>
          </table:table-cell>
          <table:table-cell office:value-type="float" office:value="0.25" calcext:value-type="float">
            <text:p>0,25</text:p>
          </table:table-cell>
          <table:table-cell office:value-type="float" office:value="-3.247231" calcext:value-type="float">
            <text:p>-3,247231</text:p>
          </table:table-cell>
          <table:table-cell office:value-type="float" office:value="-0.227278" calcext:value-type="float">
            <text:p>-0,227278</text:p>
          </table:table-cell>
          <table:table-cell office:value-type="float" office:value="0.039688" calcext:value-type="float">
            <text:p>0,039688</text:p>
          </table:table-cell>
          <table:table-cell office:value-type="float" office:value="-3.434821" calcext:value-type="float">
            <text:p>-3,434821</text:p>
          </table:table-cell>
          <table:table-cell office:value-type="float" office:value="-0.324295" calcext:value-type="float">
            <text:p>-0,324295</text:p>
          </table:table-cell>
          <table:table-cell office:value-type="float" office:value="0.099868" calcext:value-type="float">
            <text:p>0,099868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47035" calcext:value-type="float">
            <text:p>3,147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47035" calcext:value-type="float">
            <text:p>-3,147035</text:p>
          </table:table-cell>
          <table:table-cell office:value-type="float" office:value="-0.229604" calcext:value-type="float">
            <text:p>-0,229604</text:p>
          </table:table-cell>
          <table:table-cell office:value-type="float" office:value="0.100057" calcext:value-type="float">
            <text:p>0,100057</text:p>
          </table:table-cell>
          <table:table-cell office:value-type="float" office:value="-3.276582" calcext:value-type="float">
            <text:p>-3,276582</text:p>
          </table:table-cell>
          <table:table-cell office:value-type="float" office:value="-0.315141" calcext:value-type="float">
            <text:p>-0,315141</text:p>
          </table:table-cell>
          <table:table-cell office:value-type="float" office:value="0.100139" calcext:value-type="float">
            <text:p>0,100139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83566" calcext:value-type="float">
            <text:p>6,283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83566" calcext:value-type="float">
            <text:p>-6,283566</text:p>
          </table:table-cell>
          <table:table-cell office:value-type="float" office:value="-0.291319" calcext:value-type="float">
            <text:p>-0,291319</text:p>
          </table:table-cell>
          <table:table-cell office:value-type="float" office:value="-3.135367" calcext:value-type="float">
            <text:p>-3,135367</text:p>
          </table:table-cell>
          <table:table-cell office:value-type="float" office:value="-9.710253" calcext:value-type="float">
            <text:p>-9,710253</text:p>
          </table:table-cell>
          <table:table-cell office:value-type="float" office:value="-0.62859" calcext:value-type="float">
            <text:p>-0,62859</text:p>
          </table:table-cell>
          <table:table-cell office:value-type="float" office:value="0.100037" calcext:value-type="float">
            <text:p>0,100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58725" calcext:value-type="float">
            <text:p>-0,258725</text:p>
          </table:table-cell>
          <table:table-cell office:value-type="float" office:value="6.283377" calcext:value-type="float">
            <text:p>6,283377</text:p>
          </table:table-cell>
          <table:table-cell office:value-type="float" office:value="6.024653" calcext:value-type="float">
            <text:p>6,024653</text:p>
          </table:table-cell>
          <table:table-cell office:value-type="float" office:value="0" calcext:value-type="float">
            <text:p>0</text:p>
          </table:table-cell>
          <table:table-cell office:value-type="float" office:value="0.100003" calcext:value-type="float">
            <text:p>0,100003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25716" calcext:value-type="float">
            <text:p>-0,225716</text:p>
          </table:table-cell>
          <table:table-cell office:value-type="float" office:value="0" calcext:value-type="float">
            <text:p>0</text:p>
          </table:table-cell>
          <table:table-cell office:value-type="float" office:value="-0.225716" calcext:value-type="float">
            <text:p>-0,225716</text:p>
          </table:table-cell>
          <table:table-cell office:value-type="float" office:value="0" calcext:value-type="float">
            <text:p>0</text:p>
          </table:table-cell>
          <table:table-cell office:value-type="float" office:value="0.099978" calcext:value-type="float">
            <text:p>0,099978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24609" calcext:value-type="float">
            <text:p>-0,224609</text:p>
          </table:table-cell>
          <table:table-cell office:value-type="float" office:value="0" calcext:value-type="float">
            <text:p>0</text:p>
          </table:table-cell>
          <table:table-cell office:value-type="float" office:value="-0.224609" calcext:value-type="float">
            <text:p>-0,224609</text:p>
          </table:table-cell>
          <table:table-cell office:value-type="float" office:value="0" calcext:value-type="float">
            <text:p>0</text:p>
          </table:table-cell>
          <table:table-cell office:value-type="float" office:value="0.100056" calcext:value-type="float">
            <text:p>0,10005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92436" calcext:value-type="float">
            <text:p>-0,192436</text:p>
          </table:table-cell>
          <table:table-cell office:value-type="float" office:value="0" calcext:value-type="float">
            <text:p>0</text:p>
          </table:table-cell>
          <table:table-cell office:value-type="float" office:value="-0.192436" calcext:value-type="float">
            <text:p>-0,192436</text:p>
          </table:table-cell>
          <table:table-cell office:value-type="float" office:value="0" calcext:value-type="float">
            <text:p>0</text:p>
          </table:table-cell>
          <table:table-cell office:value-type="float" office:value="0.099973" calcext:value-type="float">
            <text:p>0,099973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91394" calcext:value-type="float">
            <text:p>-0,191394</text:p>
          </table:table-cell>
          <table:table-cell office:value-type="float" office:value="0" calcext:value-type="float">
            <text:p>0</text:p>
          </table:table-cell>
          <table:table-cell office:value-type="float" office:value="-0.191394" calcext:value-type="float">
            <text:p>-0,191394</text:p>
          </table:table-cell>
          <table:table-cell office:value-type="float" office:value="0" calcext:value-type="float">
            <text:p>0</text:p>
          </table:table-cell>
          <table:table-cell office:value-type="float" office:value="0.099953" calcext:value-type="float">
            <text:p>0,099953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59547" calcext:value-type="float">
            <text:p>-0,159547</text:p>
          </table:table-cell>
          <table:table-cell office:value-type="float" office:value="0" calcext:value-type="float">
            <text:p>0</text:p>
          </table:table-cell>
          <table:table-cell office:value-type="float" office:value="-0.159547" calcext:value-type="float">
            <text:p>-0,159547</text:p>
          </table:table-cell>
          <table:table-cell office:value-type="float" office:value="0" calcext:value-type="float">
            <text:p>0</text:p>
          </table:table-cell>
          <table:table-cell office:value-type="float" office:value="0.100063" calcext:value-type="float">
            <text:p>0,100063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26803" calcext:value-type="float">
            <text:p>-0,126803</text:p>
          </table:table-cell>
          <table:table-cell office:value-type="float" office:value="0" calcext:value-type="float">
            <text:p>0</text:p>
          </table:table-cell>
          <table:table-cell office:value-type="float" office:value="-0.126803" calcext:value-type="float">
            <text:p>-0,126803</text:p>
          </table:table-cell>
          <table:table-cell office:value-type="float" office:value="0" calcext:value-type="float">
            <text:p>0</text:p>
          </table:table-cell>
          <table:table-cell office:value-type="float" office:value="0.099986" calcext:value-type="float">
            <text:p>0,09998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94373" calcext:value-type="float">
            <text:p>-0,094373</text:p>
          </table:table-cell>
          <table:table-cell office:value-type="float" office:value="0" calcext:value-type="float">
            <text:p>0</text:p>
          </table:table-cell>
          <table:table-cell office:value-type="float" office:value="-0.094373" calcext:value-type="float">
            <text:p>-0,094373</text:p>
          </table:table-cell>
          <table:table-cell office:value-type="float" office:value="0" calcext:value-type="float">
            <text:p>0</text:p>
          </table:table-cell>
          <table:table-cell office:value-type="float" office:value="0.099954" calcext:value-type="float">
            <text:p>0,099954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62859" calcext:value-type="float">
            <text:p>-0,062859</text:p>
          </table:table-cell>
          <table:table-cell office:value-type="float" office:value="0" calcext:value-type="float">
            <text:p>0</text:p>
          </table:table-cell>
          <table:table-cell office:value-type="float" office:value="-0.062859" calcext:value-type="float">
            <text:p>-0,062859</text:p>
          </table:table-cell>
          <table:table-cell office:value-type="float" office:value="0" calcext:value-type="float">
            <text:p>0</text:p>
          </table:table-cell>
          <table:table-cell office:value-type="float" office:value="0.100034" calcext:value-type="float">
            <text:p>0,100034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42" calcext:value-type="float">
            <text:p>0,099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58" calcext:value-type="float">
            <text:p>0,100158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26" calcext:value-type="float">
            <text:p>0,09982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37" calcext:value-type="float">
            <text:p>0,10003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92" calcext:value-type="float">
            <text:p>0,099992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32" calcext:value-type="float">
            <text:p>0,10013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14" calcext:value-type="float">
            <text:p>0,099914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74" calcext:value-type="float">
            <text:p>0,099974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89" calcext:value-type="float">
            <text:p>0,099889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28" calcext:value-type="float">
            <text:p>0,100028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65" calcext:value-type="float">
            <text:p>0,1000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31" calcext:value-type="float">
            <text:p>0,100031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02" calcext:value-type="float">
            <text:p>0,100002</text:p>
          </table:table-cell>
        </table:table-row>
        <table:table-row table:style-name="ro1">
          <table:table-cell table:number-columns-repeated="12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6:19:02.0843393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7T16:25:25.426598676</dc:date>
    <meta:editing-duration>PT42M31S</meta:editing-duration>
    <meta:editing-cycles>10</meta:editing-cycles>
    <meta:generator>LibreOffice/6.0.7.3$Linux_X86_64 LibreOffice_project/00m0$Build-3</meta:generator>
    <meta:document-statistic meta:table-count="1" meta:cell-count="107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06cm" svg:height="4.168cm" xlink:href=".." xlink:type="simple" chart:class="chart:line" chart:style-name="ch1">
        <chart:legend chart:legend-position="end" svg:x="25.349cm" svg:y="1.558cm" style:legend-expansion="high" chart:style-name="ch2"/>
        <chart:plot-area chart:style-name="ch3" table:cell-range-address="left_wheel_stats.A2:left_wheel_stats.A83 left_wheel_stats.D1:left_wheel_stats.E83" chart:data-source-has-labels="both" svg:x="0.911cm" svg:y="0.037cm" svg:width="18.355cm" svg:height="4.001cm">
          <chartooo:coordinate-region svg:x="1.56cm" svg:y="0.225cm" svg:width="17.573cm" svg:height="2.954cm"/>
          <chart:axis chart:dimension="x" chart:name="primary-x" chart:style-name="ch4" chartooo:axis-type="auto">
            <chartooo:date-scale/>
            <chart:categories table:cell-range-address="left_wheel_stats.A2:left_wheel_stats.A8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D2:left_wheel_stats.D83" chart:label-cell-address="left_wheel_stats.D1:left_wheel_stats.D1" chart:class="chart:line">
            <chart:data-point chart:repeated="82"/>
          </chart:series>
          <chart:series chart:style-name="ch7" chart:values-cell-range-address="left_wheel_stats.E2:left_wheel_stats.E83" chart:label-cell-address="left_wheel_stats.E1:left_wheel_stats.E1" chart:class="chart:line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right_wheel</text:p>
                <draw:g>
                  <svg:desc>left_wheel_stats.D1:left_wheel_stats.D1</svg:desc>
                </draw:g>
              </table:table-cell>
              <table:table-cell office:value-type="string">
                <text:p>angular_vel_encoder_right_wheel</text:p>
                <draw:g>
                  <svg:desc>left_wheel_stats.E1:left_wheel_stats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83</svg:desc>
                </draw:g>
              </table:table-cell>
              <table:table-cell office:value-type="float" office:value="0">
                <text:p>0</text:p>
                <draw:g>
                  <svg:desc>left_wheel_stats.D2:left_wheel_stats.D83</svg:desc>
                </draw:g>
              </table:table-cell>
              <table:table-cell office:value-type="float" office:value="0">
                <text:p>0</text:p>
                <draw:g>
                  <svg:desc>left_wheel_stats.E2:left_wheel_stats.E8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6.060606">
                <text:p>6.060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6.060606">
                <text:p>6.060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6.060606">
                <text:p>6.060606</text:p>
              </table:table-cell>
              <table:table-cell office:value-type="float" office:value="3.140996">
                <text:p>3.14099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6.060606">
                <text:p>6.060606</text:p>
              </table:table-cell>
              <table:table-cell office:value-type="float" office:value="6.273589">
                <text:p>6.27358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6.060606">
                <text:p>6.060606</text:p>
              </table:table-cell>
              <table:table-cell office:value-type="float" office:value="9.423641">
                <text:p>9.423641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6.060606">
                <text:p>6.060606</text:p>
              </table:table-cell>
              <table:table-cell office:value-type="float" office:value="6.285259">
                <text:p>6.28525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9.421575">
                <text:p>9.42157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3.140592">
                <text:p>3.1405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.143919">
                <text:p>3.143919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3.142375">
                <text:p>3.1423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030303">
                <text:p>3.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030303">
                <text:p>3.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030303">
                <text:p>3.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.030303">
                <text:p>3.030303</text:p>
              </table:table-cell>
              <table:table-cell office:value-type="float" office:value="6.30021">
                <text:p>6.3002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.030303">
                <text:p>3.030303</text:p>
              </table:table-cell>
              <table:table-cell office:value-type="float" office:value="6.272573">
                <text:p>6.272573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.030303">
                <text:p>3.030303</text:p>
              </table:table-cell>
              <table:table-cell office:value-type="float" office:value="6.214399">
                <text:p>6.214399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.030303">
                <text:p>3.030303</text:p>
              </table:table-cell>
              <table:table-cell office:value-type="float" office:value="6.363357">
                <text:p>6.36335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.030303">
                <text:p>3.030303</text:p>
              </table:table-cell>
              <table:table-cell office:value-type="float" office:value="3.141566">
                <text:p>3.141566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.030303">
                <text:p>3.030303</text:p>
              </table:table-cell>
              <table:table-cell office:value-type="float" office:value="3.13469">
                <text:p>3.13469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.030303">
                <text:p>3.030303</text:p>
              </table:table-cell>
              <table:table-cell office:value-type="float" office:value="6.294582">
                <text:p>6.29458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3.030303">
                <text:p>3.030303</text:p>
              </table:table-cell>
              <table:table-cell office:value-type="float" office:value="6.299562">
                <text:p>6.299562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3.030303">
                <text:p>3.030303</text:p>
              </table:table-cell>
              <table:table-cell office:value-type="float" office:value="3.144392">
                <text:p>3.1443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030303">
                <text:p>3.030303</text:p>
              </table:table-cell>
              <table:table-cell office:value-type="float" office:value="6.290871">
                <text:p>6.290871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3.030303">
                <text:p>3.030303</text:p>
              </table:table-cell>
              <table:table-cell office:value-type="float" office:value="6.268575">
                <text:p>6.26857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3.030303">
                <text:p>3.030303</text:p>
              </table:table-cell>
              <table:table-cell office:value-type="float" office:value="3.138139">
                <text:p>3.138139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3.030303">
                <text:p>3.030303</text:p>
              </table:table-cell>
              <table:table-cell office:value-type="float" office:value="6.249073">
                <text:p>6.249073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3.030303">
                <text:p>3.030303</text:p>
              </table:table-cell>
              <table:table-cell office:value-type="float" office:value="3.136414">
                <text:p>3.136414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3.030303">
                <text:p>3.030303</text:p>
              </table:table-cell>
              <table:table-cell office:value-type="float" office:value="6.287779">
                <text:p>6.287779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3.030303">
                <text:p>3.030303</text:p>
              </table:table-cell>
              <table:table-cell office:value-type="float" office:value="6.31717">
                <text:p>6.31717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3.030303">
                <text:p>3.030303</text:p>
              </table:table-cell>
              <table:table-cell office:value-type="float" office:value="6.277534">
                <text:p>6.277534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3.147035">
                <text:p>3.14703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6.283566">
                <text:p>6.2835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06cm" svg:height="4.005cm" xlink:href=".." xlink:type="simple" chart:class="chart:line" chart:style-name="ch1">
        <chart:legend chart:legend-position="end" svg:x="25.57cm" svg:y="1.714cm" style:legend-expansion="high" chart:style-name="ch2"/>
        <chart:plot-area chart:style-name="ch3" table:cell-range-address="left_wheel_stats.A2:left_wheel_stats.A83 left_wheel_stats.F1:left_wheel_stats.F83" chart:data-source-has-labels="both" svg:x="1.336cm" svg:y="0.033cm" svg:width="18.31cm" svg:height="3.843cm">
          <chartooo:coordinate-region svg:x="1.985cm" svg:y="0.221cm" svg:width="17.529cm" svg:height="2.796cm"/>
          <chart:axis chart:dimension="x" chart:name="primary-x" chart:style-name="ch4" chartooo:axis-type="auto">
            <chartooo:date-scale/>
            <chart:categories table:cell-range-address="left_wheel_stats.A2:left_wheel_stats.A8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F2:left_wheel_stats.F83" chart:label-cell-address="left_wheel_stats.F1:left_wheel_stats.F1" chart:class="chart:line">
            <chart:data-point chart:repeated="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control_right_wheel</text:p>
                <draw:g>
                  <svg:desc>left_wheel_stats.F1:left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83</svg:desc>
                </draw:g>
              </table:table-cell>
              <table:table-cell office:value-type="float" office:value="0">
                <text:p>0</text:p>
                <draw:g>
                  <svg:desc>left_wheel_stats.F2:left_wheel_stats.F8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8.246739">
                <text:p>18.24673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2.24235">
                <text:p>12.2423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6.03875">
                <text:p>6.0387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93144">
                <text:p>2.9314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6.060606">
                <text:p>6.060606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9.04432">
                <text:p>9.0443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9.02622">
                <text:p>9.0262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6.058313">
                <text:p>6.0583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120035">
                <text:p>6.12003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044821">
                <text:p>6.04482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.889445">
                <text:p>2.88944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5.896994">
                <text:p>5.8969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5.774402">
                <text:p>5.774402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5.926048">
                <text:p>5.92604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06cm" svg:height="4.005cm" xlink:href=".." xlink:type="simple" chart:class="chart:line" chart:style-name="ch1">
        <chart:legend chart:legend-position="end" svg:x="28.618cm" svg:y="1.714cm" style:legend-expansion="high" chart:style-name="ch2"/>
        <chart:plot-area chart:style-name="ch3" table:cell-range-address="left_wheel_stats.A2:left_wheel_stats.A83 left_wheel_stats.H1:left_wheel_stats.H83" chart:data-source-has-labels="both" svg:x="1.155cm" svg:y="0.035cm" svg:width="18.439cm" svg:height="3.842cm">
          <chartooo:coordinate-region svg:x="1.914cm" svg:y="0.223cm" svg:width="17.547cm" svg:height="3.466cm"/>
          <chart:axis chart:dimension="x" chart:name="primary-x" chart:style-name="ch4" chartooo:axis-type="auto">
            <chartooo:date-scale/>
            <chart:categories table:cell-range-address="left_wheel_stats.A2:left_wheel_stats.A8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H2:left_wheel_stats.H83" chart:label-cell-address="left_wheel_stats.H1:left_wheel_stats.H1" chart:class="chart:line">
            <chart:data-point chart:repeated="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left_wheel_stats.H1:left_wheel_stats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83</svg:desc>
                </draw:g>
              </table:table-cell>
              <table:table-cell office:value-type="float" office:value="0">
                <text:p>0</text:p>
                <draw:g>
                  <svg:desc>left_wheel_stats.H2:left_wheel_stats.H8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6.060606">
                <text:p>6.06060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6.060606">
                <text:p>6.06060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91961">
                <text:p>2.9196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212983">
                <text:p>-0.21298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-3.363035">
                <text:p>-3.36303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-0.224653">
                <text:p>-0.22465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9.421575">
                <text:p>-9.42157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-3.140592">
                <text:p>-3.1405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3.143919">
                <text:p>-3.143919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-3.142375">
                <text:p>-3.14237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030303">
                <text:p>3.030303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-3.269907">
                <text:p>-3.269907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3.24227">
                <text:p>-3.24227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3.184096">
                <text:p>-3.184096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-3.333054">
                <text:p>-3.33305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111263">
                <text:p>-0.111263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0.104387">
                <text:p>-0.10438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3.264279">
                <text:p>-3.26427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3.269259">
                <text:p>-3.269259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-0.114089">
                <text:p>-0.1140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3.260568">
                <text:p>-3.260568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-3.238272">
                <text:p>-3.238272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-0.107836">
                <text:p>-0.10783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3.21877">
                <text:p>-3.21877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0.106111">
                <text:p>-0.10611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3.257476">
                <text:p>-3.257476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3.286867">
                <text:p>-3.286867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3.247231">
                <text:p>-3.247231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3.147035">
                <text:p>-3.14703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6.283566">
                <text:p>-6.2835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06cm" svg:height="4.005cm" xlink:href=".." xlink:type="simple" chart:class="chart:line" chart:style-name="ch1">
        <chart:legend chart:legend-position="end" svg:x="29.082cm" svg:y="1.714cm" style:legend-expansion="high" chart:style-name="ch2"/>
        <chart:plot-area chart:style-name="ch3" table:cell-range-address="left_wheel_stats.A2:left_wheel_stats.A83 left_wheel_stats.I1:left_wheel_stats.I83" chart:data-source-has-labels="both" svg:x="1.046cm" svg:y="0.035cm" svg:width="18.418cm" svg:height="3.888cm">
          <chartooo:coordinate-region svg:x="1.783cm" svg:y="0.223cm" svg:width="17.548cm" svg:height="3.467cm"/>
          <chart:axis chart:dimension="x" chart:name="primary-x" chart:style-name="ch4" chartooo:axis-type="auto">
            <chartooo:date-scale/>
            <chart:categories table:cell-range-address="left_wheel_stats.A2:left_wheel_stats.A8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I2:left_wheel_stats.I83" chart:label-cell-address="left_wheel_stats.I1:left_wheel_stats.I1" chart:class="chart:line">
            <chart:data-point chart:repeated="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*integral</text:p>
                <draw:g>
                  <svg:desc>left_wheel_stats.I1:left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83</svg:desc>
                </draw:g>
              </table:table-cell>
              <table:table-cell office:value-type="float" office:value="0">
                <text:p>0</text:p>
                <draw:g>
                  <svg:desc>left_wheel_stats.I2:left_wheel_stats.I8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60563">
                <text:p>0.060563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121138">
                <text:p>0.12113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150794">
                <text:p>0.15079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148617">
                <text:p>0.14861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114709">
                <text:p>0.11470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112432">
                <text:p>0.11243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023772">
                <text:p>0.023772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-0.007646">
                <text:p>-0.0076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39086">
                <text:p>-0.039086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-0.070501">
                <text:p>-0.07050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131063">
                <text:p>-0.131063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-0.191638">
                <text:p>-0.19163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-0.221294">
                <text:p>-0.22129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0.219118">
                <text:p>-0.21911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18521">
                <text:p>-0.18521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-0.182932">
                <text:p>-0.182932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-0.063962">
                <text:p>-0.06396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-0.002294">
                <text:p>-0.0022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9429">
                <text:p>0.059429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057622">
                <text:p>0.057622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025094">
                <text:p>0.025094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0.007816">
                <text:p>-0.007816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-0.041119">
                <text:p>-0.04111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04225">
                <text:p>-0.0422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0.043301">
                <text:p>-0.043301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0.076948">
                <text:p>-0.076948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0.136447">
                <text:p>-0.136447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-0.16784">
                <text:p>-0.167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230718">
                <text:p>-0.230718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-0.230505">
                <text:p>-0.23050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-0.199084">
                <text:p>-0.199084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0.198347">
                <text:p>-0.198347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0.166087">
                <text:p>-0.16608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196802">
                <text:p>-0.196802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0.228496">
                <text:p>-0.228496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0.227278">
                <text:p>-0.22727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0.229604">
                <text:p>-0.229604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0.291319">
                <text:p>-0.2913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258725">
                <text:p>-0.258725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-0.225716">
                <text:p>-0.225716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-0.224609">
                <text:p>-0.224609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-0.192436">
                <text:p>-0.19243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-0.191394">
                <text:p>-0.19139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0.159547">
                <text:p>-0.159547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-0.126803">
                <text:p>-0.126803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-0.094373">
                <text:p>-0.09437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-0.062859">
                <text:p>-0.062859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06cm" svg:height="4.005cm" xlink:href=".." xlink:type="simple" chart:class="chart:line" chart:style-name="ch1">
        <chart:legend chart:legend-position="end" svg:x="28.618cm" svg:y="1.714cm" style:legend-expansion="high" chart:style-name="ch2"/>
        <chart:plot-area chart:style-name="ch3" table:cell-range-address="left_wheel_stats.A2:left_wheel_stats.A83 left_wheel_stats.J1:left_wheel_stats.J83" chart:data-source-has-labels="both" svg:x="0.994cm" svg:y="0.034cm" svg:width="18.469cm" svg:height="3.844cm">
          <chartooo:coordinate-region svg:x="1.753cm" svg:y="0.223cm" svg:width="17.577cm" svg:height="3.467cm"/>
          <chart:axis chart:dimension="x" chart:name="primary-x" chart:style-name="ch4" chartooo:axis-type="auto">
            <chartooo:date-scale/>
            <chart:categories table:cell-range-address="left_wheel_stats.A2:left_wheel_stats.A8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wheel_stats.J2:left_wheel_stats.J83" chart:label-cell-address="left_wheel_stats.J1:left_wheel_stats.J1" chart:class="chart:line">
            <chart:data-point chart:repeated="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d*derivative</text:p>
                <draw:g>
                  <svg:desc>left_wheel_stats.J1:left_wheel_stats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ft_wheel_stats.A2:left_wheel_stats.A83</svg:desc>
                </draw:g>
              </table:table-cell>
              <table:table-cell office:value-type="float" office:value="0">
                <text:p>0</text:p>
                <draw:g>
                  <svg:desc>left_wheel_stats.J2:left_wheel_stats.J8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6.064964">
                <text:p>6.06496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3.09226">
                <text:p>-3.0922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3.0648">
                <text:p>-3.064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-3.124275">
                <text:p>-3.12427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3.095935">
                <text:p>3.09593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9.773265">
                <text:p>-9.77326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6.278473">
                <text:p>6.2784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3327">
                <text:p>-0.003327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001545">
                <text:p>0.00154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142535">
                <text:p>3.14253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029576">
                <text:p>3.029576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-6.201115">
                <text:p>-6.20111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027548">
                <text:p>0.027548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056283">
                <text:p>0.056283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-0.149084">
                <text:p>-0.14908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.168031">
                <text:p>3.16803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00683">
                <text:p>0.00683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3.065566">
                <text:p>-3.06556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0.005579">
                <text:p>-0.005579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3.14862">
                <text:p>3.148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3.147517">
                <text:p>-3.147517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021873">
                <text:p>0.021873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3.051019">
                <text:p>3.051019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3.112332">
                <text:p>-3.112332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3.167942">
                <text:p>3.167942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3.223409">
                <text:p>-3.223409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0.029502">
                <text:p>-0.029502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039688">
                <text:p>0.03968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100057">
                <text:p>0.100057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3.135367">
                <text:p>-3.1353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283377">
                <text:p>6.283377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